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24pt" officeooo:paragraph-rsid="00161781" style:font-size-asian="24pt" style:font-size-complex="24pt"/>
    </style:style>
    <style:style style:name="T1" style:family="text">
      <style:text-properties officeooo:rsid="00161781"/>
    </style:style>
    <style:style style:name="T2" style:family="text">
      <style:text-properties officeooo:rsid="00161781" fo:background-color="#ffff00"/>
    </style:style>
    <style:style style:name="T3" style:family="text">
      <style:text-properties officeooo:rsid="00161781" fo:background-color="#00ff00"/>
    </style:style>
    <style:style style:name="T4" style:family="text">
      <style:text-properties officeooo:rsid="00161781" fo:background-color="#ff0000"/>
    </style:style>
    <style:style style:name="T5" style:family="text">
      <style:text-properties officeooo:rsid="00161781" fo:background-color="#dd4814"/>
    </style:style>
    <style:style style:name="T6" style:family="text">
      <style:text-properties officeooo:rsid="00161781" fo:background-color="#ffffcc"/>
    </style:style>
    <style:style style:name="T7" style:family="text">
      <style:text-properties officeooo:rsid="00161781" fo:background-color="#00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100000001</text:span><text:span text:style-name="T3">000</text:span><text:span text:style-name="T4">1000</text:span><text:span text:style-name="T2">10000000</text:span><text:span text:style-name="T3">1</text:span></text:p>
      <text:p text:style-name="P1"><text:span text:style-name="T3">0</text:span><text:span text:style-name="T2">1000001</text:span><text:span text:style-name="T3">0001</text:span><text:span text:style-name="T2">0</text:span><text:span text:style-name="T4">1000</text:span><text:span text:style-name="T2">100000</text:span><text:span text:style-name="T3">10</text:span></text:p>
      <text:p text:style-name="P1"><text:span text:style-name="T3">00</text:span><text:span text:style-name="T2">10001</text:span><text:span text:style-name="T3">0001</text:span><text:span text:style-name="T2">000</text:span><text:span text:style-name="T4">1000</text:span><text:span text:style-name="T2">1000</text:span><text:span text:style-name="T3">100</text:span></text:p>
      <text:p text:style-name="P1"><text:span text:style-name="T3">000</text:span><text:span text:style-name="T2">101</text:span><text:span text:style-name="T3">0001</text:span><text:span text:style-name="T2">00000</text:span><text:span text:style-name="T4">1000</text:span><text:span text:style-name="T2">10</text:span><text:span text:style-name="T3">1000</text:span></text:p>
      <text:p text:style-name="P1"><text:span text:style-name="T3">1000</text:span><text:span text:style-name="T2">1</text:span><text:span text:style-name="T3">0001</text:span><text:span text:style-name="T2">0001000</text:span><text:span text:style-name="T4">1000</text:span><text:span text:style-name="T3">10000</text:span></text:p>
      <text:p text:style-name="P1"><text:span text:style-name="T5">0</text:span><text:span text:style-name="T3">1000001</text:span><text:span text:style-name="T2">0001000</text:span><text:span text:style-name="T7">10</text:span><text:span text:style-name="T4">1000</text:span><text:span text:style-name="T3">1000</text:span></text:p>
      <text:p text:style-name="P1"><text:span text:style-name="T5">00</text:span><text:span text:style-name="T3">10001</text:span><text:span text:style-name="T2">0001000</text:span><text:span text:style-name="T7">1000</text:span><text:span text:style-name="T4">1000</text:span><text:span text:style-name="T3">100</text:span></text:p>
      <text:p text:style-name="P1"><text:span text:style-name="T5">000</text:span><text:span text:style-name="T3">101</text:span><text:span text:style-name="T2">0001000</text:span><text:span text:style-name="T7">100000</text:span><text:span text:style-name="T4">1000</text:span><text:span text:style-name="T3">10</text:span></text:p>
      <text:p text:style-name="P1"><text:span text:style-name="T5">0000</text:span><text:span text:style-name="T3">1</text:span><text:span text:style-name="T2">0001000</text:span><text:span text:style-name="T7">10000000</text:span><text:span text:style-name="T4">1000</text:span><text:span text:style-name="T3">1</text:span></text:p>
      <text:p text:style-name="P1"><text:span text:style-name="T5">0001</text:span><text:span text:style-name="T2">000101000</text:span><text:span text:style-name="T7">100000</text:span><text:span text:style-name="T3">10</text:span><text:span text:style-name="T4">1000</text:span></text:p>
      <text:p text:style-name="P1"><text:span text:style-name="T5">001</text:span><text:span text:style-name="T2">00010001000</text:span><text:span text:style-name="T7">1000</text:span><text:span text:style-name="T3">1000</text:span><text:span text:style-name="T4">100</text:span></text:p>
      <text:p text:style-name="P1"><text:span text:style-name="T5">01</text:span><text:span text:style-name="T2">0001000001000</text:span><text:span text:style-name="T7">10</text:span><text:span text:style-name="T3">100000</text:span><text:span text:style-name="T4">10</text:span></text:p>
      <text:p text:style-name="P1"><text:span text:style-name="T3">1</text:span><text:span text:style-name="T2">0001000</text:span><text:span text:style-name="T4">1</text:span><text:span text:style-name="T2">0001000</text:span><text:span text:style-name="T3">10001000</text:span><text:span text:style-name="T2">1</text:span></text:p>
      <text:p text:style-name="P1"><text:span text:style-name="T3">01</text:span><text:span text:style-name="T2">00000</text:span><text:span text:style-name="T4">101</text:span><text:span text:style-name="T2">00000</text:span><text:span text:style-name="T3">10001000</text:span><text:span text:style-name="T2">10</text:span></text:p>
      <text:p text:style-name="P1"><text:span text:style-name="T3">001</text:span><text:span text:style-name="T2">000</text:span><text:span text:style-name="T4">10001</text:span><text:span text:style-name="T2">000</text:span><text:span text:style-name="T3">10001000</text:span><text:span text:style-name="T2">100</text:span></text:p>
      <text:p text:style-name="P1"><text:span text:style-name="T3">0001</text:span><text:span text:style-name="T2">0</text:span><text:span text:style-name="T4">1000001</text:span><text:span text:style-name="T2">0</text:span><text:span text:style-name="T3">10001000</text:span><text:span text:style-name="T2">1000</text:span></text:p>
      <text:p text:style-name="P1"><text:span text:style-name="T3">00001</text:span><text:span text:style-name="T4">0000000</text:span><text:span text:style-name="T3">10001000</text:span><text:span text:style-name="T2">10000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ron </meta:initial-creator>
    <meta:creation-date>2013-03-24T23:02:14</meta:creation-date>
    <dc:date>2013-03-24T23:18:08</dc:date>
    <dc:creator>aaron </dc:creator>
    <meta:editing-duration>PT24S</meta:editing-duration>
    <meta:editing-cycles>1</meta:editing-cycles>
    <meta:document-statistic meta:table-count="0" meta:image-count="0" meta:object-count="0" meta:page-count="1" meta:paragraph-count="17" meta:word-count="17" meta:character-count="442" meta:non-whitespace-character-count="425"/>
    <meta:generator>LibreOffice/3.6$Linux_X86_64 LibreOffice_project/360m1$Build-2</meta:generator>
  </office:meta>
</office:document-meta>
</file>